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36" style:family="table">
      <style:table-properties style:width="16.053cm" fo:margin-left="-0.199cm" fo:margin-top="0cm" fo:margin-bottom="0cm" table:align="left" style:writing-mode="lr-tb"/>
    </style:style>
    <style:style style:name="Tabela36.A" style:family="table-column">
      <style:table-column-properties style:column-width="2.051cm"/>
    </style:style>
    <style:style style:name="Tabela36.B" style:family="table-column">
      <style:table-column-properties style:column-width="14.002cm"/>
    </style:style>
    <style:style style:name="Tabela36.1" style:family="table-row">
      <style:table-row-properties style:min-row-height="0.45cm" fo:keep-together="auto"/>
    </style:style>
    <style:style style:name="Tabela36.A1" style:family="table-cell">
      <style:table-cell-properties style:vertical-align="middle" fo:background-color="#000000" fo:padding-left="0.199cm" fo:padding-right="0.191cm" fo:padding-top="0cm" fo:padding-bottom="0cm" fo:border="0.5pt solid #000001">
        <style:background-image/>
      </style:table-cell-properties>
    </style:style>
    <style:style style:name="Tabela36.2" style:family="table-row">
      <style:table-row-properties style:min-row-height="0.714cm" fo:keep-together="auto"/>
    </style:style>
    <style:style style:name="Tabela36.A2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36.A4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36.B4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36.A5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36.B5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36.A6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36.B6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36.A7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36.B7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36.A8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36.B8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36.A9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36.B9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36.A10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36.B10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36.A11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36.B11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36.A12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36.B12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36.A13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36.B13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4" style:family="table">
      <style:table-properties style:width="16.043cm" fo:margin-left="-0.259cm" fo:margin-top="0cm" fo:margin-bottom="0cm" table:align="left" style:writing-mode="lr-tb"/>
    </style:style>
    <style:style style:name="Tabela4.A" style:family="table-column">
      <style:table-column-properties style:column-width="2.051cm"/>
    </style:style>
    <style:style style:name="Tabela4.B" style:family="table-column">
      <style:table-column-properties style:column-width="13.991cm"/>
    </style:style>
    <style:style style:name="Tabela4.1" style:family="table-row">
      <style:table-row-properties style:min-row-height="0.45cm" fo:keep-together="auto"/>
    </style:style>
    <style:style style:name="Tabela4.A1" style:family="table-cell">
      <style:table-cell-properties style:vertical-align="middle" fo:background-color="#000000" fo:padding-left="0.199cm" fo:padding-right="0.191cm" fo:padding-top="0cm" fo:padding-bottom="0cm" fo:border="0.5pt solid #000001">
        <style:background-image/>
      </style:table-cell-properties>
    </style:style>
    <style:style style:name="Tabela4.2" style:family="table-row">
      <style:table-row-properties style:min-row-height="0.45cm" fo:keep-together="always"/>
    </style:style>
    <style:style style:name="Tabela4.A2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4.B2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4.A3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4.B3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4.A4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4.B4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4.A5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4.B5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4.A6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4.B6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4.A7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4.B7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4.A8" style:family="table-cell">
      <style:table-cell-properties fo:padding-left="0.199cm" fo:padding-right="0.191cm" fo:padding-top="0cm" fo:padding-bottom="0cm" fo:border="0.5pt solid #000001"/>
    </style:style>
    <style:style style:name="Tabela4.B8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4.A9" style:family="table-cell">
      <style:table-cell-properties fo:padding-left="0.199cm" fo:padding-right="0.191cm" fo:padding-top="0cm" fo:padding-bottom="0cm" fo:border="0.5pt solid #000001"/>
    </style:style>
    <style:style style:name="Tabela4.B9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4.A10" style:family="table-cell">
      <style:table-cell-properties fo:padding-left="0.199cm" fo:padding-right="0.191cm" fo:padding-top="0cm" fo:padding-bottom="0cm" fo:border="0.5pt solid #000001"/>
    </style:style>
    <style:style style:name="Tabela4.B10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4.A11" style:family="table-cell">
      <style:table-cell-properties fo:padding-left="0.199cm" fo:padding-right="0.191cm" fo:padding-top="0cm" fo:padding-bottom="0cm" fo:border="0.5pt solid #000001"/>
    </style:style>
    <style:style style:name="Tabela4.B11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4.A12" style:family="table-cell">
      <style:table-cell-properties fo:padding-left="0.199cm" fo:padding-right="0.191cm" fo:padding-top="0cm" fo:padding-bottom="0cm" fo:border="0.5pt solid #000001"/>
    </style:style>
    <style:style style:name="Tabela4.B12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4.A13" style:family="table-cell">
      <style:table-cell-properties fo:padding-left="0.199cm" fo:padding-right="0.191cm" fo:padding-top="0cm" fo:padding-bottom="0cm" fo:border="0.5pt solid #000001"/>
    </style:style>
    <style:style style:name="Tabela4.B13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4.A14" style:family="table-cell">
      <style:table-cell-properties fo:padding-left="0.199cm" fo:padding-right="0.191cm" fo:padding-top="0cm" fo:padding-bottom="0cm" fo:border="0.5pt solid #000001"/>
    </style:style>
    <style:style style:name="Tabela4.B14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4.A15" style:family="table-cell">
      <style:table-cell-properties fo:padding-left="0.199cm" fo:padding-right="0.191cm" fo:padding-top="0cm" fo:padding-bottom="0cm" fo:border="0.5pt solid #000001"/>
    </style:style>
    <style:style style:name="Tabela4.B15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4.A16" style:family="table-cell">
      <style:table-cell-properties fo:padding-left="0.199cm" fo:padding-right="0.191cm" fo:padding-top="0cm" fo:padding-bottom="0cm" fo:border="0.5pt solid #000001"/>
    </style:style>
    <style:style style:name="Tabela4.B16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4.A17" style:family="table-cell">
      <style:table-cell-properties fo:padding-left="0.199cm" fo:padding-right="0.191cm" fo:padding-top="0cm" fo:padding-bottom="0cm" fo:border="0.5pt solid #000001"/>
    </style:style>
    <style:style style:name="Tabela4.B17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4.A18" style:family="table-cell">
      <style:table-cell-properties fo:padding-left="0.199cm" fo:padding-right="0.191cm" fo:padding-top="0cm" fo:padding-bottom="0cm" fo:border="0.5pt solid #000001"/>
    </style:style>
    <style:style style:name="Tabela4.B18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4.A19" style:family="table-cell">
      <style:table-cell-properties fo:padding-left="0.199cm" fo:padding-right="0.191cm" fo:padding-top="0cm" fo:padding-bottom="0cm" fo:border="0.5pt solid #000001"/>
    </style:style>
    <style:style style:name="Tabela4.B19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4.A20" style:family="table-cell">
      <style:table-cell-properties fo:padding-left="0.199cm" fo:padding-right="0.191cm" fo:padding-top="0cm" fo:padding-bottom="0cm" fo:border="0.5pt solid #000001"/>
    </style:style>
    <style:style style:name="Tabela4.B20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4.A21" style:family="table-cell">
      <style:table-cell-properties fo:padding-left="0.199cm" fo:padding-right="0.191cm" fo:padding-top="0cm" fo:padding-bottom="0cm" fo:border="0.5pt solid #000001"/>
    </style:style>
    <style:style style:name="Tabela4.B21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4.A22" style:family="table-cell">
      <style:table-cell-properties fo:padding-left="0.199cm" fo:padding-right="0.191cm" fo:padding-top="0cm" fo:padding-bottom="0cm" fo:border="0.5pt solid #000001"/>
    </style:style>
    <style:style style:name="Tabela4.B22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4.A23" style:family="table-cell">
      <style:table-cell-properties fo:padding-left="0.199cm" fo:padding-right="0.191cm" fo:padding-top="0cm" fo:padding-bottom="0cm" fo:border="0.5pt solid #000001"/>
    </style:style>
    <style:style style:name="Tabela4.B23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4.A24" style:family="table-cell">
      <style:table-cell-properties fo:padding-left="0.199cm" fo:padding-right="0.191cm" fo:padding-top="0cm" fo:padding-bottom="0cm" fo:border="0.5pt solid #000001"/>
    </style:style>
    <style:style style:name="Tabela4.B24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4.A25" style:family="table-cell">
      <style:table-cell-properties fo:padding-left="0.199cm" fo:padding-right="0.191cm" fo:padding-top="0cm" fo:padding-bottom="0cm" fo:border="0.5pt solid #000001"/>
    </style:style>
    <style:style style:name="Tabela4.B25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4.A26" style:family="table-cell">
      <style:table-cell-properties fo:padding-left="0.199cm" fo:padding-right="0.191cm" fo:padding-top="0cm" fo:padding-bottom="0cm" fo:border="0.5pt solid #000001"/>
    </style:style>
    <style:style style:name="Tabela4.B26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4.A27" style:family="table-cell">
      <style:table-cell-properties fo:padding-left="0.199cm" fo:padding-right="0.191cm" fo:padding-top="0cm" fo:padding-bottom="0cm" fo:border="0.5pt solid #000001"/>
    </style:style>
    <style:style style:name="Tabela4.B27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4.A28" style:family="table-cell">
      <style:table-cell-properties fo:padding-left="0.199cm" fo:padding-right="0.191cm" fo:padding-top="0cm" fo:padding-bottom="0cm" fo:border="0.5pt solid #000001"/>
    </style:style>
    <style:style style:name="Tabela4.B28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4.A29" style:family="table-cell">
      <style:table-cell-properties fo:padding-left="0.199cm" fo:padding-right="0.191cm" fo:padding-top="0cm" fo:padding-bottom="0cm" fo:border="0.5pt solid #000001"/>
    </style:style>
    <style:style style:name="Tabela4.B29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4.A30" style:family="table-cell">
      <style:table-cell-properties fo:padding-left="0.199cm" fo:padding-right="0.191cm" fo:padding-top="0cm" fo:padding-bottom="0cm" fo:border="0.5pt solid #000001"/>
    </style:style>
    <style:style style:name="Tabela4.B30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4.A31" style:family="table-cell">
      <style:table-cell-properties fo:padding-left="0.199cm" fo:padding-right="0.191cm" fo:padding-top="0cm" fo:padding-bottom="0cm" fo:border="0.5pt solid #000001"/>
    </style:style>
    <style:style style:name="Tabela4.B31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4.A32" style:family="table-cell">
      <style:table-cell-properties fo:padding-left="0.199cm" fo:padding-right="0.191cm" fo:padding-top="0cm" fo:padding-bottom="0cm" fo:border="0.5pt solid #000001"/>
    </style:style>
    <style:style style:name="Tabela4.B32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4.A33" style:family="table-cell">
      <style:table-cell-properties fo:padding-left="0.199cm" fo:padding-right="0.191cm" fo:padding-top="0cm" fo:padding-bottom="0cm" fo:border="0.5pt solid #000001"/>
    </style:style>
    <style:style style:name="Tabela4.B33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4.A34" style:family="table-cell">
      <style:table-cell-properties fo:padding-left="0.199cm" fo:padding-right="0.191cm" fo:padding-top="0cm" fo:padding-bottom="0cm" fo:border="0.5pt solid #000001"/>
    </style:style>
    <style:style style:name="Tabela4.B34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4.A35" style:family="table-cell">
      <style:table-cell-properties fo:padding-left="0.199cm" fo:padding-right="0.191cm" fo:padding-top="0cm" fo:padding-bottom="0cm" fo:border="0.5pt solid #000001"/>
    </style:style>
    <style:style style:name="Tabela4.B35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4.A36" style:family="table-cell">
      <style:table-cell-properties fo:padding-left="0.199cm" fo:padding-right="0.191cm" fo:padding-top="0cm" fo:padding-bottom="0cm" fo:border="0.5pt solid #000001"/>
    </style:style>
    <style:style style:name="Tabela4.B36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4.A37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ela4.B37" style:family="table-cell">
      <style:table-cell-properties style:vertical-align="middle"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ela4.A38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ela4.B38" style:family="table-cell">
      <style:table-cell-properties style:vertical-align="middle"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ela4.A39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ela4.B39" style:family="table-cell">
      <style:table-cell-properties style:vertical-align="middle"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ela4.A40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ela4.B40" style:family="table-cell">
      <style:table-cell-properties style:vertical-align="middle"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ela4.A41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ela4.B41" style:family="table-cell">
      <style:table-cell-properties style:vertical-align="middle"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P1" style:family="paragraph" style:parent-style-name="Tabela_20_Interna">
      <style:text-properties officeooo:paragraph-rsid="0002ce65"/>
    </style:style>
    <style:style style:name="P2" style:family="paragraph" style:parent-style-name="Tabela_20_Interna">
      <style:text-properties officeooo:paragraph-rsid="0004796f"/>
    </style:style>
    <style:style style:name="P3" style:family="paragraph" style:parent-style-name="LegendaAutor">
      <style:text-properties officeooo:paragraph-rsid="0002ce65"/>
    </style:style>
    <style:style style:name="P4" style:family="paragraph" style:parent-style-name="LegendaAutor">
      <style:text-properties officeooo:paragraph-rsid="0004796f"/>
    </style:style>
    <style:style style:name="P5" style:family="paragraph" style:parent-style-name="LegendaAutor">
      <style:text-properties officeooo:paragraph-rsid="0004796f" style:language-asian="pt" style:country-asian="BR"/>
    </style:style>
    <style:style style:name="P6" style:family="paragraph" style:parent-style-name="Standard">
      <style:paragraph-properties fo:margin-top="0.071cm" fo:margin-bottom="0.353cm" loext:contextual-spacing="false"/>
      <style:text-properties officeooo:paragraph-rsid="0002ce65"/>
    </style:style>
    <style:style style:name="P7" style:family="paragraph" style:parent-style-name="Standard">
      <style:paragraph-properties fo:margin-left="0.06cm" fo:margin-right="0cm" fo:text-align="justify" style:justify-single-word="false" fo:text-indent="0cm" style:auto-text-indent="false"/>
      <style:text-properties officeooo:paragraph-rsid="0002ce65"/>
    </style:style>
    <style:style style:name="P8" style:family="paragraph" style:parent-style-name="Standard">
      <style:paragraph-properties fo:margin-top="0.071cm" fo:margin-bottom="0.071cm" loext:contextual-spacing="false"/>
      <style:text-properties officeooo:paragraph-rsid="0004796f"/>
    </style:style>
    <style:style style:name="P9" style:family="paragraph" style:parent-style-name="caption">
      <style:text-properties officeooo:paragraph-rsid="0002ce65"/>
    </style:style>
    <style:style style:name="P10" style:family="paragraph" style:parent-style-name="caption">
      <style:paragraph-properties fo:keep-with-next="always"/>
      <style:text-properties officeooo:paragraph-rsid="0004796f"/>
    </style:style>
    <style:style style:name="T1" style:family="text">
      <style:text-properties fo:color="#ffffff" style:font-name="Arial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T2" style:family="text">
      <style:text-properties style:font-name="Arial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T3" style:family="text">
      <style:text-properties style:font-name="Arial" fo:font-size="10pt" style:font-name-asian="Arial1" style:font-size-asian="10pt" style:font-name-complex="Arial1" style:font-size-complex="10pt"/>
    </style:style>
    <style:style style:name="T4" style:family="text">
      <style:text-properties style:font-name="Arial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T5" style:family="text">
      <style:text-properties style:font-name="Arial" style:font-name-asian="F" style:font-name-complex="Arial1"/>
    </style:style>
    <style:style style:name="T6" style:family="text">
      <style:text-properties style:font-name="Arial" officeooo:rsid="001fa264" style:font-name-asian="F" style:font-name-complex="Arial1"/>
    </style:style>
    <style:style style:name="T7" style:family="text">
      <style:text-properties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T8" style:family="text">
      <style:text-properties fo:color="#000000" style:font-name="Arial" fo:font-size="10pt" style:font-name-asian="Arial1" style:font-size-asian="10pt" style:font-name-complex="Arial1" style:font-size-complex="10pt"/>
    </style:style>
    <style:style style:name="T9" style:family="text">
      <style:text-properties fo:color="#000000" style:font-name="Arial" style:font-name-asian="F" style:font-name-complex="Arial1"/>
    </style:style>
    <style:style style:name="T10" style:family="text">
      <style:text-properties fo:font-style="normal" style:font-name-asian="F" style:font-style-asian="normal" style:font-name-complex="Arial1" style:font-style-complex="normal"/>
    </style:style>
    <style:style style:name="T11" style:family="text">
      <style:text-properties fo:font-style="normal" style:font-name-asian="F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0">Tabela </text:span><text:span text:style-name="T10"><text:sequence text:ref-name="refTable35" text:name="Table" text:formula="ooow:Table+1" style:num-format="1">1</text:sequence></text:span><text:span text:style-name="T10"> </text:span><text:bookmark-start text:name="_Ref448786488"/><text:span text:style-name="Subtle_20_Emphasis"><text:span text:style-name="T11">- </text:span></text:span><text:span text:style-name="T10">RF31 - Gerenciamento do Estagiário</text:span><text:bookmark-end text:name="_Ref448786488"/></text:p>
      <table:table table:name="Tabela36" table:style-name="Tabela36">
        <table:table-column table:style-name="Tabela36.A"/>
        <table:table-column table:style-name="Tabela36.B"/>
        <table:table-row table:style-name="Tabela36.1">
          <table:table-cell table:style-name="Tabela36.A1" table:number-columns-spanned="2" office:value-type="string">
            <text:p text:style-name="P6"><text:span text:style-name="T1">F31 – Gerenciamento de Estagiários</text:span></text:p>
          </table:table-cell>
          <table:covered-table-cell/>
        </table:table-row>
        <table:table-row table:style-name="Tabela36.2">
          <table:table-cell table:style-name="Tabela36.A2" table:number-columns-spanned="2" office:value-type="string">
            <text:p text:style-name="P7"><text:span text:style-name="T2">Descrição:</text:span><text:span text:style-name="T3"> O sistema deverá permitir o gerenciamento de estagiários por meio de cadastro de estagiários. O cadastro do estagiário conterá as informações</text:span><text:span text:style-name="T8"> nome, semestre, vigência de contrato, ag/CC banco, dias trabalhados</text:span><text:span text:style-name="T4">. </text:span><text:span text:style-name="T3">O cadastro pode ser incluído, removido e/ou editado somente com perfil de acesso Chefe P1, auxP1 e Administrador.</text:span></text:p>
          </table:table-cell>
          <table:covered-table-cell/>
        </table:table-row>
        <table:table-row table:style-name="Tabela36.1">
          <table:table-cell table:style-name="Tabela36.A1" table:number-columns-spanned="2" office:value-type="string">
            <text:p text:style-name="P6"><text:span text:style-name="T1">Requisitos Não-Funcionais Associados</text:span></text:p>
          </table:table-cell>
          <table:covered-table-cell/>
        </table:table-row>
        <table:table-row table:style-name="Tabela36.1">
          <table:table-cell table:style-name="Tabela36.A4" office:value-type="string">
            <text:p text:style-name="P1"><text:span text:style-name="T5">NF 31.1</text:span></text:p>
          </table:table-cell>
          <table:table-cell table:style-name="Tabela36.B4" office:value-type="string">
            <text:p text:style-name="P1"><text:span text:style-name="T5">Ao informar os dias trabalhados, o sistema deverá calcular vale-transporte (um por dia trabalhado) e apresentar na tela em um campo desabilitado para edição.</text:span></text:p>
          </table:table-cell>
        </table:table-row>
        <table:table-row table:style-name="Tabela36.1">
          <table:table-cell table:style-name="Tabela36.A5" office:value-type="string">
            <text:p text:style-name="P1"><text:span text:style-name="T5">NF 31.2</text:span></text:p>
          </table:table-cell>
          <table:table-cell table:style-name="Tabela36.B5" office:value-type="string">
            <text:p text:style-name="P1"><text:span text:style-name="T5">Campos CG8, CG21, CG16, CG22, CG23, CG24, CG25.</text:span></text:p>
          </table:table-cell>
        </table:table-row>
        <table:table-row table:style-name="Tabela36.1">
          <table:table-cell table:style-name="Tabela36.A6" office:value-type="string">
            <text:p text:style-name="P1"><text:span text:style-name="T5">NF 31.3</text:span></text:p>
          </table:table-cell>
          <table:table-cell table:style-name="Tabela36.B6" office:value-type="string">
            <text:p text:style-name="P1"><text:span text:style-name="T5">Ao informar os dias trabalhados, o sistema deverá calcular a quantidade de horas trabalhadas (4 * dias trabalhados) e apresentar na tela em um campo desabilitado para edição.</text:span></text:p>
          </table:table-cell>
        </table:table-row>
        <table:table-row table:style-name="Tabela36.1">
          <table:table-cell table:style-name="Tabela36.A7" office:value-type="string">
            <text:p text:style-name="P1"><text:span text:style-name="T5">NF 31.4</text:span></text:p>
          </table:table-cell>
          <table:table-cell table:style-name="Tabela36.B7" office:value-type="string">
            <text:p text:style-name="P1"><text:span text:style-name="T5">O sistema deverá notificar ao servidor responsável o fechamento de contrato com estagiários com 17 dias de antecedência.</text:span></text:p>
          </table:table-cell>
        </table:table-row>
        <table:table-row table:style-name="Tabela36.1">
          <table:table-cell table:style-name="Tabela36.A8" office:value-type="string">
            <text:p text:style-name="P1"><text:span text:style-name="T5">NF 31.5</text:span></text:p>
          </table:table-cell>
          <table:table-cell table:style-name="Tabela36.B8" office:value-type="string">
            <text:p text:style-name="P1"><text:span text:style-name="T5">Deverá existir o botão “providencia tomada” na notificação, que só desaparecerá quando o servidor clicar no botão.</text:span></text:p>
          </table:table-cell>
        </table:table-row>
        <table:table-row table:style-name="Tabela36.1">
          <table:table-cell table:style-name="Tabela36.A9" office:value-type="string">
            <text:p text:style-name="P1"><text:span text:style-name="T5">NF 31.6</text:span></text:p>
          </table:table-cell>
          <table:table-cell table:style-name="Tabela36.B9" office:value-type="string">
            <text:p text:style-name="P1"><text:span text:style-name="T5">Para excluir um usuário, o mesmo deve estar cadastrado e será mostrado na tela a mensagem MG 5.</text:span></text:p>
          </table:table-cell>
        </table:table-row>
        <table:table-row table:style-name="Tabela36.1">
          <table:table-cell table:style-name="Tabela36.A10" office:value-type="string">
            <text:p text:style-name="P1"><text:span text:style-name="T5">NF 31.7</text:span></text:p>
          </table:table-cell>
          <table:table-cell table:style-name="Tabela36.B10" office:value-type="string">
            <text:p text:style-name="P1"><text:span text:style-name="T5">Deverá existir uma tela de listagem de estagiários</text:span></text:p>
          </table:table-cell>
        </table:table-row>
        <table:table-row table:style-name="Tabela36.1">
          <table:table-cell table:style-name="Tabela36.A11" office:value-type="string">
            <text:p text:style-name="P1"><text:span text:style-name="T5">NF 31.8</text:span></text:p>
          </table:table-cell>
          <table:table-cell table:style-name="Tabela36.B11" office:value-type="string">
            <text:p text:style-name="P1"><text:span text:style-name="T5">A listagem de usuários deverá ser do contrato com menos prazo para vencer até o com mais prazo</text:span></text:p>
          </table:table-cell>
        </table:table-row>
        <table:table-row table:style-name="Tabela36.1">
          <table:table-cell table:style-name="Tabela36.A12" office:value-type="string">
            <text:p text:style-name="P1"><text:span text:style-name="T5">NF 31.9</text:span></text:p>
          </table:table-cell>
          <table:table-cell table:style-name="Tabela36.B12" office:value-type="string">
            <text:p text:style-name="P1"><text:span text:style-name="T5">Conforme o prazo diminui, a cor da linha na listagem vai mudando de cor, sendo que deve ser cor default para prazos com mais de 17 dias, amarelo para 17 dias há 10 dias, e vermelho para menos de 10 dias. </text:span></text:p>
          </table:table-cell>
        </table:table-row>
        <table:table-row table:style-name="Tabela36.1">
          <table:table-cell table:style-name="Tabela36.A13" office:value-type="string">
            <text:p text:style-name="P1"><text:span text:style-name="T5">NF 31.10</text:span></text:p>
          </table:table-cell>
          <table:table-cell table:style-name="Tabela36.B13" office:value-type="string">
            <text:p text:style-name="P1"><text:span text:style-name="T5">O usuário poderá escolher a forma de ordenação mais adequada, podendo ser crescente ou decrescente dos campos CG8, CG21, CG16</text:span><text:span text:style-name="T9">.</text:span></text:p>
          </table:table-cell>
        </table:table-row>
      </table:table>
      <text:p text:style-name="P3">Fonte: O Autor (2016)</text:p>
      <text:p text:style-name="P3"/>
      <text:p text:style-name="P3"/>
      <text:p text:style-name="P3"/>
      <text:p text:style-name="P10"><text:span text:style-name="Subtle_20_Emphasis"><text:span text:style-name="T11">Tabela </text:span></text:span><text:span text:style-name="Subtle_20_Emphasis"><text:span text:style-name="T10"><text:sequence text:ref-name="refTable3" text:name="Table" text:formula="ooow:Table+1" style:num-format="1">2</text:sequence></text:span></text:span><text:span text:style-name="Subtle_20_Emphasis"><text:span text:style-name="T11"> - Tabela de Campos Gerais</text:span></text:span></text:p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table:number-columns-spanned="2" office:value-type="string">
            <text:p text:style-name="P8"><text:span text:style-name="T7">Tabela de Campos Gerais</text:span></text:p>
          </table:table-cell>
          <table:covered-table-cell/>
        </table:table-row>
        <table:table-row table:style-name="Tabela4.2">
          <table:table-cell table:style-name="Tabela4.A2" office:value-type="string">
            <text:p text:style-name="P2"><text:span text:style-name="T5">CG 1</text:span></text:p>
          </table:table-cell>
          <table:table-cell table:style-name="Tabela4.B2" office:value-type="string">
            <text:p text:style-name="P2"><text:span text:style-name="T5">Campo Senha terá as seguintes exigências: Tipo Password, que deve ser formado por caracteres alfanuméricos (mínimo 8 e máximo 16) e conter letras (maiúsculas ou minúsculas), números (mínimo 1 e máximo 4) e caracteres especiais (mínimo 1 e máximo 4). A senha será mantida na base de dados criptografada.</text:span></text:p>
          </table:table-cell>
        </table:table-row>
        <table:table-row table:style-name="Tabela4.1">
          <table:table-cell table:style-name="Tabela4.A3" office:value-type="string">
            <text:p text:style-name="P2"><text:span text:style-name="T5">CG 2</text:span></text:p>
          </table:table-cell>
          <table:table-cell table:style-name="Tabela4.B3" office:value-type="string">
            <text:p text:style-name="P2"><text:span text:style-name="T5">Campo “Usuário” deve ser formado por caracteres alfanuméricos (mínimo 8 e máximo 16).</text:span></text:p>
          </table:table-cell>
        </table:table-row>
        <table:table-row table:style-name="Tabela4.1">
          <table:table-cell table:style-name="Tabela4.A4" office:value-type="string">
            <text:p text:style-name="P2"><text:span text:style-name="T5">CG 3 </text:span></text:p>
          </table:table-cell>
          <table:table-cell table:style-name="Tabela4.B4" office:value-type="string">
            <text:p text:style-name="P2"><text:span text:style-name="T5">Campo Cidade terá as seguintes exigências: Combobox, contendo todas as cidades do estado Rio Grande do Sul.</text:span></text:p>
          </table:table-cell>
        </table:table-row>
        <table:table-row table:style-name="Tabela4.1">
          <table:table-cell table:style-name="Tabela4.A5" office:value-type="string">
            <text:p text:style-name="P2"><text:span text:style-name="T5">CG 4 </text:span></text:p>
          </table:table-cell>
          <table:table-cell table:style-name="Tabela4.B5" office:value-type="string">
            <text:p text:style-name="P2"><text:span text:style-name="T5">Campo “Nome” deve ser formado por caracteres alfanuméricos (mínimo 1 e máximo 30).</text:span></text:p>
          </table:table-cell>
        </table:table-row>
        <table:table-row table:style-name="Tabela4.1">
          <table:table-cell table:style-name="Tabela4.A6" office:value-type="string">
            <text:p text:style-name="P2"><text:span text:style-name="T5">CG 5 </text:span></text:p>
          </table:table-cell>
          <table:table-cell table:style-name="Tabela4.B6" office:value-type="string">
            <text:p text:style-name="P2"><text:span text:style-name="T5">Campo “Nome” deve validar se não existem outros cadastros com o mesmo nome, se sim o sistema deverá apresentar a mensagem MG 6.</text:span></text:p>
          </table:table-cell>
        </table:table-row>
        <table:table-row table:style-name="Tabela4.1">
          <table:table-cell table:style-name="Tabela4.A7" office:value-type="string">
            <text:p text:style-name="P2"><text:span text:style-name="T5">CG 6</text:span></text:p>
          </table:table-cell>
          <table:table-cell table:style-name="Tabela4.B7" office:value-type="string">
            <text:p text:style-name="P2"><text:span text:style-name="T5">Campo “Código” deve validar se não existem outros cadastros com o mesmo código, se sim o sistema deverá apresentar a mensagem MG 11.</text:span></text:p>
          </table:table-cell>
        </table:table-row>
        <table:table-row table:style-name="Tabela4.1">
          <table:table-cell table:style-name="Tabela4.A8" office:value-type="string">
            <text:p text:style-name="P2"><text:span text:style-name="T5">CG 7</text:span></text:p>
          </table:table-cell>
          <table:table-cell table:style-name="Tabela4.B8" office:value-type="string">
            <text:p text:style-name="P2"><text:span text:style-name="T5">Campo “Sigla” deve ser formado por caracteres alfanuméricos (mínimo 1 e máximo 10).</text:span></text:p>
          </table:table-cell>
        </table:table-row>
        <table:table-row table:style-name="Tabela4.1">
          <table:table-cell table:style-name="Tabela4.A9" office:value-type="string">
            <text:p text:style-name="P2"><text:span text:style-name="T5">CG 8</text:span></text:p>
          </table:table-cell>
          <table:table-cell table:style-name="Tabela4.B9" office:value-type="string">
            <text:p text:style-name="P2"><text:span text:style-name="T5">Campo “nomePessoa” deve ser formado por caracteres alfanuméricos (mínimo 1 e máximo 40).</text:span></text:p>
          </table:table-cell>
        </table:table-row>
        <table:table-row table:style-name="Tabela4.1">
          <table:table-cell table:style-name="Tabela4.A10" office:value-type="string">
            <text:p text:style-name="P2"><text:span text:style-name="T5">CG 9</text:span></text:p>
          </table:table-cell>
          <table:table-cell table:style-name="Tabela4.B10" office:value-type="string">
            <text:p text:style-name="P2"><text:span text:style-name="T5">Campo “numeroVagas” deverá aceitar números inteiros positivos ou zero.</text:span></text:p>
          </table:table-cell>
        </table:table-row>
        <table:table-row table:style-name="Tabela4.1">
          <table:table-cell table:style-name="Tabela4.A11" office:value-type="string">
            <text:p text:style-name="P2"><text:span text:style-name="T5">CG 10</text:span></text:p>
          </table:table-cell>
          <table:table-cell table:style-name="Tabela4.B11" office:value-type="string">
            <text:p text:style-name="P2"><text:span text:style-name="T5">Campo “ativadoDesativado” recebera um valor booleano.</text:span></text:p>
          </table:table-cell>
        </table:table-row>
        <table:table-row table:style-name="Tabela4.1">
          <table:table-cell table:style-name="Tabela4.A12" office:value-type="string">
            <text:p text:style-name="P2"><text:span text:style-name="T5">CG 11</text:span></text:p>
          </table:table-cell>
          <table:table-cell table:style-name="Tabela4.B12" office:value-type="string">
            <text:p text:style-name="P2"><text:span text:style-name="T5">Campo “ID” deve ser gerado pelo sistema.</text:span></text:p>
          </table:table-cell>
        </table:table-row>
        <table:table-row table:style-name="Tabela4.1">
          <table:table-cell table:style-name="Tabela4.A13" office:value-type="string">
            <text:p text:style-name="P2"><text:span text:style-name="T5">CG 12</text:span></text:p>
          </table:table-cell>
          <table:table-cell table:style-name="Tabela4.B13" office:value-type="string">
            <text:p text:style-name="P2"><text:span text:style-name="T5">Campo “descricao” deve ser formado por caracteres alfanuméricos (mínimo 1 e máximo 255).</text:span></text:p>
          </table:table-cell>
        </table:table-row>
        <table:table-row table:style-name="Tabela4.1">
          <table:table-cell table:style-name="Tabela4.A14" office:value-type="string">
            <text:p text:style-name="P2"><text:span text:style-name="T5">CG 13</text:span></text:p>
          </table:table-cell>
          <table:table-cell table:style-name="Tabela4.B14" office:value-type="string">
            <text:p text:style-name="P2"><text:span text:style-name="T5">Campos “dataInicio” e “dataFim” deve ser do tipo calendar e gerar um valor positivo, </text:span><text:soft-page-break/><text:span text:style-name="T5">caso contrário o sistema deverá exibir a mensagem MG 15.</text:span></text:p>
          </table:table-cell>
        </table:table-row>
        <table:table-row table:style-name="Tabela4.1">
          <table:table-cell table:style-name="Tabela4.A15" office:value-type="string">
            <text:p text:style-name="P2"><text:span text:style-name="T5">CG 14</text:span></text:p>
          </table:table-cell>
          <table:table-cell table:style-name="Tabela4.B15" office:value-type="string">
            <text:p text:style-name="P2"><text:span text:style-name="T5">Campo “unidade” será uma busca dentre as unidades cadastradas.</text:span></text:p>
          </table:table-cell>
        </table:table-row>
        <table:table-row table:style-name="Tabela4.1">
          <table:table-cell table:style-name="Tabela4.A16" office:value-type="string">
            <text:p text:style-name="P2"><text:span text:style-name="T5">CG 15</text:span></text:p>
          </table:table-cell>
          <table:table-cell table:style-name="Tabela4.B16" office:value-type="string">
            <text:p text:style-name="P2"><text:span text:style-name="T5">Campo “hora” deve gerar um valor positivo, caso contrário o sistema deverá exibir a mensagem MG 16.</text:span></text:p>
          </table:table-cell>
        </table:table-row>
        <table:table-row table:style-name="Tabela4.1">
          <table:table-cell table:style-name="Tabela4.A17" office:value-type="string">
            <text:p text:style-name="P2"><text:span text:style-name="T5">CG 16</text:span></text:p>
          </table:table-cell>
          <table:table-cell table:style-name="Tabela4.B17" office:value-type="string">
            <text:p text:style-name="P2"><text:span text:style-name="T5">O período de vigência será “dataMensal”.</text:span></text:p>
          </table:table-cell>
        </table:table-row>
        <table:table-row table:style-name="Tabela4.1">
          <table:table-cell table:style-name="Tabela4.A18" office:value-type="string">
            <text:p text:style-name="P2"><text:span text:style-name="T5">CG 17</text:span></text:p>
          </table:table-cell>
          <table:table-cell table:style-name="Tabela4.B18" office:value-type="string">
            <text:p text:style-name="P2"><text:span text:style-name="T5">Campo “email” deve ser alfanumérico e conter as regras de validação ([\w-]+(?:\.[\w-]+)*)@((?:[\w-]+\.)*\w[\w-]{0,66})\.([a-z]{2,6}(?:\.[a-z]{2}.</text:span></text:p>
          </table:table-cell>
        </table:table-row>
        <table:table-row table:style-name="Tabela4.1">
          <table:table-cell table:style-name="Tabela4.A19" office:value-type="string">
            <text:p text:style-name="P2"><text:span text:style-name="T5">CG 18</text:span></text:p>
          </table:table-cell>
          <table:table-cell table:style-name="Tabela4.B19" office:value-type="string">
            <text:p text:style-name="P2"><text:span text:style-name="T5">Campo “dataNacimento” deve ser do tipo calendar dd/mm/yyyy.</text:span></text:p>
          </table:table-cell>
        </table:table-row>
        <table:table-row table:style-name="Tabela4.1">
          <table:table-cell table:style-name="Tabela4.A20" office:value-type="string">
            <text:p text:style-name="P2"><text:span text:style-name="T5">CG 19</text:span></text:p>
          </table:table-cell>
          <table:table-cell table:style-name="Tabela4.B20" office:value-type="string">
            <text:p text:style-name="P2"><text:span text:style-name="T5">Campo booleano.</text:span></text:p>
          </table:table-cell>
        </table:table-row>
        <table:table-row table:style-name="Tabela4.1">
          <table:table-cell table:style-name="Tabela4.A21" office:value-type="string">
            <text:p text:style-name="P2"><text:span text:style-name="T5">CG 20</text:span></text:p>
          </table:table-cell>
          <table:table-cell table:style-name="Tabela4.B21" office:value-type="string">
            <text:p text:style-name="P2"><text:span text:style-name="T5">Campo “estado” deve conter 2 caracteres.</text:span></text:p>
          </table:table-cell>
        </table:table-row>
        <table:table-row table:style-name="Tabela4.1">
          <table:table-cell table:style-name="Tabela4.A22" office:value-type="string">
            <text:p text:style-name="P2"><text:span text:style-name="T5">CG 21</text:span></text:p>
          </table:table-cell>
          <table:table-cell table:style-name="Tabela4.B22" office:value-type="string">
            <text:p text:style-name="P2"><text:span text:style-name="T5">Campo “Semestre” será do tipo numérico.</text:span></text:p>
          </table:table-cell>
        </table:table-row>
        <table:table-row table:style-name="Tabela4.1">
          <table:table-cell table:style-name="Tabela4.A23" office:value-type="string">
            <text:p text:style-name="P2"><text:span text:style-name="T5">CG 22</text:span></text:p>
          </table:table-cell>
          <table:table-cell table:style-name="Tabela4.B23" office:value-type="string">
            <text:p text:style-name="P2"><text:span text:style-name="T5">Campo “AG” (Agencia Bancária) será do tipo numérico.</text:span></text:p>
          </table:table-cell>
        </table:table-row>
        <table:table-row table:style-name="Tabela4.1">
          <table:table-cell table:style-name="Tabela4.A24" office:value-type="string">
            <text:p text:style-name="P2"><text:span text:style-name="T5">CG 23</text:span></text:p>
          </table:table-cell>
          <table:table-cell table:style-name="Tabela4.B24" office:value-type="string">
            <text:p text:style-name="P2"><text:span text:style-name="T5">Campo “CC” (Conta Corrente) será do tipo numérico.</text:span></text:p>
          </table:table-cell>
        </table:table-row>
        <table:table-row table:style-name="Tabela4.1">
          <table:table-cell table:style-name="Tabela4.A25" office:value-type="string">
            <text:p text:style-name="P2"><text:span text:style-name="T5">CG 24</text:span></text:p>
          </table:table-cell>
          <table:table-cell table:style-name="Tabela4.B25" office:value-type="string">
            <text:p text:style-name="P2"><text:span text:style-name="T5">Campo “Banco” (Nome do Banco) será do tipo Text.</text:span></text:p>
          </table:table-cell>
        </table:table-row>
        <table:table-row table:style-name="Tabela4.1">
          <table:table-cell table:style-name="Tabela4.A26" office:value-type="string">
            <text:p text:style-name="P2"><text:span text:style-name="T5">CG 25</text:span></text:p>
          </table:table-cell>
          <table:table-cell table:style-name="Tabela4.B26" office:value-type="string">
            <text:p text:style-name="P2"><text:span text:style-name="T5">Campo “diasTrabalhados será numérico.</text:span></text:p>
          </table:table-cell>
        </table:table-row>
        <table:table-row table:style-name="Tabela4.1">
          <table:table-cell table:style-name="Tabela4.A27" office:value-type="string">
            <text:p text:style-name="P2"><text:span text:style-name="T5">CG 26</text:span></text:p>
          </table:table-cell>
          <table:table-cell table:style-name="Tabela4.B27" office:value-type="string">
            <text:p text:style-name="P2"><text:span text:style-name="T5">Campo “postoGraduacao” será do tipo Text.</text:span></text:p>
          </table:table-cell>
        </table:table-row>
        <table:table-row table:style-name="Tabela4.1">
          <table:table-cell table:style-name="Tabela4.A28" office:value-type="string">
            <text:p text:style-name="P2"><text:span text:style-name="T5">CG 27</text:span></text:p>
          </table:table-cell>
          <table:table-cell table:style-name="Tabela4.B28" office:value-type="string">
            <text:p text:style-name="P2"><text:span text:style-name="T5">Campo “idFunc” (Identificação do Funcionário) será do tipo Numérico.</text:span></text:p>
          </table:table-cell>
        </table:table-row>
        <table:table-row table:style-name="Tabela4.1">
          <table:table-cell table:style-name="Tabela4.A29" office:value-type="string">
            <text:p text:style-name="P2"><text:span text:style-name="T5">CG 28</text:span></text:p>
          </table:table-cell>
          <table:table-cell table:style-name="Tabela4.B29" office:value-type="string">
            <text:p text:style-name="P2"><text:span text:style-name="T5">Campo “opm” (Nome da Organização de Polícia Militar) será do tipo Text.</text:span></text:p>
          </table:table-cell>
        </table:table-row>
        <table:table-row table:style-name="Tabela4.1">
          <table:table-cell table:style-name="Tabela4.A30" office:value-type="string">
            <text:p text:style-name="P2"><text:span text:style-name="T5">CG 29</text:span></text:p>
          </table:table-cell>
          <table:table-cell table:style-name="Tabela4.B30" office:value-type="string">
            <text:p text:style-name="P2"><text:span text:style-name="T5">Campo “tempoLicenca” será do tipo DateTime.</text:span></text:p>
          </table:table-cell>
        </table:table-row>
        <table:table-row table:style-name="Tabela4.1">
          <table:table-cell table:style-name="Tabela4.A31" office:value-type="string">
            <text:p text:style-name="P2"><text:span text:style-name="T5">CG 30</text:span></text:p>
          </table:table-cell>
          <table:table-cell table:style-name="Tabela4.B31" office:value-type="string">
            <text:p text:style-name="P2"><text:span text:style-name="T5">Campo “ordemAutorizacao” será do tipo Text.</text:span></text:p>
          </table:table-cell>
        </table:table-row>
        <table:table-row table:style-name="Tabela4.1">
          <table:table-cell table:style-name="Tabela4.A32" office:value-type="string">
            <text:p text:style-name="P2"><text:span text:style-name="T5">CG 31</text:span></text:p>
          </table:table-cell>
          <table:table-cell table:style-name="Tabela4.B32" office:value-type="string">
            <text:p text:style-name="P2"><text:span text:style-name="T5">Campo “tipoLicenca” será do tipo Text.</text:span></text:p>
          </table:table-cell>
        </table:table-row>
        <table:table-row table:style-name="Tabela4.1">
          <table:table-cell table:style-name="Tabela4.A33" office:value-type="string">
            <text:p text:style-name="P2"><text:span text:style-name="T5">CG 32</text:span></text:p>
          </table:table-cell>
          <table:table-cell table:style-name="Tabela4.B33" office:value-type="string">
            <text:p text:style-name="P2"><text:span text:style-name="T5">Campo “função” será do tipo Text.</text:span></text:p>
          </table:table-cell>
        </table:table-row>
        <table:table-row table:style-name="Tabela4.1">
          <table:table-cell table:style-name="Tabela4.A34" office:value-type="string">
            <text:p text:style-name="P2"><text:span text:style-name="T5">CG 33</text:span></text:p>
          </table:table-cell>
          <table:table-cell table:style-name="Tabela4.B34" office:value-type="string">
            <text:p text:style-name="P2"><text:span text:style-name="T5">Campo “substituto” será do tipo Text.</text:span></text:p>
          </table:table-cell>
        </table:table-row>
        <table:table-row table:style-name="Tabela4.1">
          <table:table-cell table:style-name="Tabela4.A35" office:value-type="string">
            <text:p text:style-name="P2"><text:span text:style-name="T5">CG 34</text:span></text:p>
          </table:table-cell>
          <table:table-cell table:style-name="Tabela4.B35" office:value-type="string">
            <text:p text:style-name="P2"><text:span text:style-name="T5">Campo “titularFuncao” será do tipo Text.</text:span></text:p>
          </table:table-cell>
        </table:table-row>
        <table:table-row table:style-name="Tabela4.1">
          <table:table-cell table:style-name="Tabela4.A36" office:value-type="string">
            <text:p text:style-name="P2"><text:span text:style-name="T5">CG 35</text:span></text:p>
          </table:table-cell>
          <table:table-cell table:style-name="Tabela4.B36" office:value-type="string">
            <text:p text:style-name="P2"><text:span text:style-name="T5">Checkbox de permissões: Aprovar solicitação subordinados; excluir solicitação subordinados; solicitar dispensa, solicitar licença, editar mapas, imprimir relatórios, visualizar relatórios.</text:span></text:p>
          </table:table-cell>
        </table:table-row>
        <table:table-row table:style-name="Tabela4.1">
          <table:table-cell table:style-name="Tabela4.A39" office:value-type="string">
            <text:p text:style-name="P2"><text:span text:style-name="T5">CG 3</text:span><text:span text:style-name="T6">6</text:span></text:p>
          </table:table-cell>
          <table:table-cell table:style-name="Tabela4.B39" office:value-type="string">
            <text:p text:style-name="P2"><text:span text:style-name="T5">Campo </text:span><text:span text:style-name="T6">EStado</text:span></text:p>
          </table:table-cell>
        </table:table-row>
        <table:table-row table:style-name="Tabela4.1">
          <table:table-cell table:style-name="Tabela4.A39" office:value-type="string">
            <text:p text:style-name="P2"><text:span text:style-name="T5">CG 3</text:span><text:span text:style-name="T6">7</text:span></text:p>
          </table:table-cell>
          <table:table-cell table:style-name="Tabela4.B39" office:value-type="string">
            <text:p text:style-name="P2"><text:span text:style-name="T5">Campo </text:span><text:span text:style-name="T6">Cidade</text:span><text:span text:style-name="T5">.</text:span></text:p>
          </table:table-cell>
        </table:table-row>
        <table:table-row table:style-name="Tabela4.1">
          <table:table-cell table:style-name="Tabela4.A39" office:value-type="string">
            <text:p text:style-name="P2"><text:span text:style-name="T5">CG 3</text:span><text:span text:style-name="T6">8</text:span></text:p>
          </table:table-cell>
          <table:table-cell table:style-name="Tabela4.B39" office:value-type="string">
            <text:p text:style-name="P2"><text:span text:style-name="T5">Campo </text:span><text:span text:style-name="T6">Bairro</text:span><text:span text:style-name="T5">.</text:span></text:p>
          </table:table-cell>
        </table:table-row>
        <table:table-row table:style-name="Tabela4.1">
          <table:table-cell table:style-name="Tabela4.A40" office:value-type="string">
            <text:p text:style-name="P2"><text:span text:style-name="T5">CG 3</text:span><text:span text:style-name="T6">9</text:span></text:p>
          </table:table-cell>
          <table:table-cell table:style-name="Tabela4.B40" office:value-type="string">
            <text:p text:style-name="P2"><text:span text:style-name="T5">Campo </text:span><text:span text:style-name="T6">Encereço</text:span><text:span text:style-name="T5">.</text:span></text:p>
          </table:table-cell>
        </table:table-row>
        <table:table-row table:style-name="Tabela4.1">
          <table:table-cell table:style-name="Tabela4.A41" office:value-type="string">
            <text:p text:style-name="P2"><text:span text:style-name="T5">CG </text:span><text:span text:style-name="T6">40</text:span></text:p>
          </table:table-cell>
          <table:table-cell table:style-name="Tabela4.B41" office:value-type="string">
            <text:p text:style-name="P2"><text:span text:style-name="T5">Campo </text:span><text:span text:style-name="T6">CEP</text:span><text:span text:style-name="T5">.</text:span></text:p>
          </table:table-cell>
        </table:table-row>
      </table:table>
      <text:p text:style-name="P4">Fonte: O Autor (2016)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ela_20_Interna" style:display-name="Tabela Interna" style:family="paragraph" style:parent-style-name="Standard" style:next-style-name="A-Tabela" style:default-outline-level="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0pt" style:font-name-asian="Calibri" style:font-family-asian="Calibri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Mono-Texto-Fig" style:family="paragraph" style:parent-style-name="Standard" style:default-outline-level="">
      <style:paragraph-properties fo:margin-top="0cm" fo:margin-bottom="0cm" loext:contextual-spacing="false" fo:line-height="150%" fo:text-align="center" style:justify-single-word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A-Tabela" style:family="paragraph" style:parent-style-name="Mono-Texto-Fig" style:default-outline-level=""/>
    <style:style style:name="LegendaAutor" style:family="paragraph" style:parent-style-name="Standard" style:default-outline-level="">
      <style:paragraph-properties fo:margin-left="0.63cm" fo:margin-right="-0.6cm" fo:margin-top="0cm" fo:margin-bottom="0cm" loext:contextual-spacing="false" fo:line-height="100%" fo:text-indent="-0.63cm" style:auto-text-indent="false"/>
      <style:text-properties style:font-name="Arial" fo:font-family="Arial" style:font-family-generic="roman" style:font-pitch="variable" fo:font-size="9pt" style:font-name-asian="Calibri" style:font-family-asian="Calibri" style:font-family-generic-asian="system" style:font-pitch-asian="variable" style:font-size-asian="9pt" style:font-name-complex="Times New Roman1" style:font-family-complex="'Times New Roman'" style:font-family-generic-complex="system" style:font-pitch-complex="variable"/>
    </style:style>
    <style:style style:name="caption" style:family="paragraph" style:parent-style-name="Standard" style:next-style-name="Standard" style:default-outline-level="">
      <style:paragraph-properties fo:margin-top="0.212cm" fo:margin-bottom="0.212cm" loext:contextual-spacing="false" fo:line-height="100%" fo:text-align="center" style:justify-single-word="false"/>
      <style:text-properties style:font-name="Arial" fo:font-family="Arial" style:font-family-generic="roman" style:font-pitch="variable" fo:font-size="10pt" fo:font-style="italic" fo:font-weight="bold" style:font-size-asian="10pt" style:font-style-asian="italic" style:font-weight-asian="bold" style:font-size-complex="9pt" style:font-style-complex="italic"/>
    </style:style>
    <style:style style:name="Subtle_20_Emphasis" style:display-name="Subtle Emphasis" style:family="text">
      <style:text-properties fo:color="#00000a" style:font-name="Arial" fo:font-family="Arial" style:font-family-generic="roman" style:font-pitch="variable" fo:font-size="10pt" fo:font-style="normal" style:font-size-asian="10pt" style:font-style-asian="normal" style:font-name-complex="Arial1" style:font-family-complex="Arial" style:font-family-generic-complex="system" style:font-pitch-complex="variable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9T16:17:00.813958068</meta:creation-date>
    <dc:date>2016-09-19T16:46:37.871168410</dc:date>
    <meta:editing-duration>PT19M37S</meta:editing-duration>
    <meta:editing-cycles>1</meta:editing-cycles>
    <meta:document-statistic meta:table-count="2" meta:image-count="0" meta:object-count="0" meta:page-count="2" meta:paragraph-count="108" meta:word-count="793" meta:character-count="4744" meta:non-whitespace-character-count="4054"/>
    <meta:generator>LibreOffice/5.1.4.2$Linux_X86_64 LibreOffice_project/10m0$Build-2</meta:generator>
  </office:meta>
</office:document-meta>
</file>